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40pt" officeooo:rsid="001c180a" officeooo:paragraph-rsid="001c180a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A B C D E F</text:p>
      <text:p text:style-name="P1"/>
      <text:p text:style-name="P1">a b c d e 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7:51:49.446368838</meta:creation-date>
    <dc:date>2018-09-26T14:23:26.935591181</dc:date>
    <meta:editing-duration>PT4M19S</meta:editing-duration>
    <meta:editing-cycles>2</meta:editing-cycles>
    <meta:generator>LibreOffice/6.1.1.2$Linux_X86_64 LibreOffice_project/10$Build-2</meta:generator>
    <meta:document-statistic meta:table-count="0" meta:image-count="0" meta:object-count="0" meta:page-count="1" meta:paragraph-count="2" meta:word-count="12" meta:character-count="23" meta:non-whitespace-character-count="12"/>
  </office:meta>
</office:document-meta>
</file>